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139in" loext:contextual-spacing="false" fo:line-height="100%" fo:text-align="justify" style:justify-single-word="false"/>
    </style:style>
    <style:style style:name="P2" style:family="paragraph" style:parent-style-name="Heading_20_3">
      <style:paragraph-properties fo:margin-top="0.222in" fo:margin-bottom="0.139in" loext:contextual-spacing="false" fo:line-height="100%" fo:text-align="justify" style:justify-single-word="false"/>
    </style:style>
    <style:style style:name="P3" style:family="paragraph" style:parent-style-name="Subtitle">
      <style:paragraph-properties fo:margin-top="0in" fo:margin-bottom="0.139in" loext:contextual-spacing="false" fo:line-height="100%" fo:text-align="justify" style:justify-single-word="false"/>
    </style:style>
    <style:style style:name="P4" style:family="paragraph" style:parent-style-name="Title" style:master-page-name="Standard">
      <style:paragraph-properties fo:margin-top="0in" fo:margin-bottom="0.139in" loext:contextual-spacing="false" fo:line-height="100%" fo:text-align="justify" style:justify-single-word="false" style:page-number="1"/>
    </style:style>
    <style:style style:name="T1"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_wyxkyx7o7clr"/>Problem z CMC</text:p>
      <text:p text:style-name="P3"><text:bookmark text:name="_mbmyfohb0nkk"/>Dlaczego fandom za nimi nie przepada</text:p>
      <text:p text:style-name="P1">Witajcie! Na pewno spotkaliście kiedyś kogoś, kto nie lubi Krzyżowców Uroczego Znaczka. Cóż, ja również za nimi nie przepadam, a raczej za odcinkami, które są im przeznaczone. Sweetie Belle i Scootaloo jeszcze jakoś zniosę, o ile całość nie jest poświęcona grupie małych choler, a konkretnym klaczkom czy ich relacjami z Mane 6. Ostatnio zastanawiałam się, dlaczego tak jest (i że deadline się zbliża, a wypadałoby coś napisać) i uznałam, że popełnię ten oto artykuł.</text:p>
      <text:p text:style-name="P2"><text:bookmark text:name="_ygukwnt2lbei"/>Konstrukcja serialu</text:p>
      <text:p text:style-name="P1">W serialu mamy tak jakby dwie grupy głównych postaci – Mane 6 i CMC. W nowych sezonach pojawiają się jeszcze Starlight i Trixie. MLP: FiM jest skierowane przede wszystkim dla dzieci, więc choć drużyna Twalota jest w teorii dorosła, to często zachowuje się bardzo dziecinnie. To trochę jak seriale dla małych dziewczynek, które opowiadają o nastolatkach, czy raczej o tym, jak target sobie wyobraża życie w liceum. Kiedy masz kilka lat, to nie widzisz w tym nic dziwnego. Ale potem wracasz do tych bajek na studiach i łapiesz się za głowę, takie to nielogiczne.</text:p>
      <text:p text:style-name="P1">W efekcie mamy postaci, które w teorii są w wieku ok. dwudziestu lat, ale są bardzo nieogarnięte, bardzo nieodpowiedzialne i myślą w taki sposób, by pięciolatka mogła się z nimi, mimo wszystko, utożsamić. To dlatego taborety w poprzednich generacjach były takie okropne, ponieważ projektowano je wyłącznie z myślą o małych dziewczynkach. W przypadku G4 ktoś w Hasbro poszedł po rozum do głowy i zatrudnił Lauren Faust, by stworzyła coś, co nie dawałoby raka rodzicom. Udało się, nowe kucyki podbiły świat, a zabawki sprzedają się jak ciepłe bułeczki.</text:p>
      <text:p text:style-name="P1">No, ale są też CMC. CMC robią za dzieci, ale nie za dzieci z widowni. O ile w serialu główną grupą bohaterów nie są małolaty, to źrebaki muszą być jeszcze bardziej infantylne, ale jednocześnie wykonywać czynności atrakcyjne dla młodego odbiorcy. Kasia, lat 6 nie będzie chciała obserwować jak trzy małe klaczki bawią się lalkami, grają w berka, odrabiają lekcje, etc. Typowe życie typowego Kowalskiego jest nudne. A w tym wieku jeszcze nudniejsze. Nie oglądamy filmów by mieć to, co mamy u siebie każdego dnia.</text:p>
      <text:p text:style-name="P1">Jednak przede wszystkim dzieci inaczej widzą… dzieci. Zwłaszcza w zabawach. Taka pięciolatka może i czuje się całkiem dorosła, ale kiedy bawi się z koleżankami w dom i wciela się w najmłodszego członka rodziny, to wszystko się zmienia. Właśnie coś takiego mają oddawać Krzyżowcy Uroczego Czołgu.</text:p>
      <text:p text:style-name="P1">Z chwilą zdobycia znaczków wszystko się zmienia. CMC przestają być dziećmi, a symbolicznie stają się dorosłymi. Mają “pracę” i wręcz z góry patrzą na rówieśników. Oczywiście, że to nie ma sensu, ale grupa docelowa tak tego nie odbiera. Poza tym, ile można męczyć motyw o szukaniu swojego talentu?</text:p>
      <text:p text:style-name="P2"><text:bookmark text:name="_nuw03oua2lr5"/>Wtórność</text:p>
      <text:p text:style-name="P1">Właśnie, ile można. Cały wątek CMC kręci się wokół znaczków. Nie wokół szukania tego, w czym jest się dobrym czy co się lubi robić. One chcą mieć magiczne obrazki na tyłkach, bo… bo… Bo inni mają! I koleżanka z klasy się z nich śmieje! W ich wieku to faktycznie może być problemem, ale wciąż jest to zwyczajnie nudne. One nigdy nie robią czegoś, bo po prostu lubią. Charaktery tych postaci opierają się na znaczkach i na tym, że są zapatrzone w swoje starsze siostry (łącznie z przybraną siostrą Scoot).</text:p>
      <text:p text:style-name="P1">Czy ten serial nie byłby lepszy, gdyby poświęcić czas antenowy temu, że Sweetie Belle lubi śpiewać, Scoot jeździć na motorku, a Apple Bloom… eeee… Ona w ogóle ma cokolwiek? W dodatku mała pegazica nie lata, a w jej wieku powinna. Szkoda, że temat w zasadzie nie został poruszony przez te osiem sezonów. No bo po co? Przecież kolejne żałosne próby to o wiele lepszy pomysł!</text:p>
      <text:p text:style-name="P1">No i w końcu nasze pannice zdobyły te przeklęte znaczki… I ich talent też jest znaczkowy. Świetnie. Właśnie tak się rodzą specjaliści od coachingu, niech ich Niebo pochłonie. Niestety, ale innego życia to one nie mają. Nawet Apple Bloom przestała mieszać mikstury Zecory, a wszystkie trzy już chyba nie uczęszczają na zajęcia u Twilight. No, tylko Scoot się jeszcze trzyma ze swoim fanklubem Rainbow Dash, ale nie wiem, czy to zaliczyć na plus.</text:p>
      <text:p text:style-name="P2"><text:bookmark text:name="_vh6jjltip5p8"/>Problematyczne Dojrzewanie</text:p>
      <text:p text:style-name="P1">CMC się praktycznie nie rozwijają. Jedyne co się zmieniło, to znaczki i ich zajęcie. Już nie szukają, teraz mówią innym jak mają żyć, co jest moim zdaniem głupie, zważywszy na to, że one są raczej mocno nieletnie. Nie wyglądają nawet na nastolatki – dałabym im tak 8-12 lat. No i one organizują obozy dla niewiele młodszych od nich źrebaków. Jeśli to nie jest głupie, to nie wiem co jest.</text:p>
      <text:p text:style-name="P1">W pierwszym sezonie Apple Bloom zaprzyjaźniła się z Zecorą. Czy z tym wątkiem coś się stało? Nie. Czy jabłko, będące elementem jej znaczka znaczy cokolwiek? No chyba tylko więzy krwi. Jedyne co zrobiła od kiedy zdobyła znaczek, to znajomość z kucem od tańców. Wątek, który nigdy później nie wrócił.</text:p>
      <text:p text:style-name="P1">Sweetie Belle? To ta, co ładnie śpiewa i chciała szyć kiece? No to się chyba poddała, bo tylko pomaga innym ze znaczkami. Ale ona przynajmniej nauczyła się korzystać z rogu.</text:p>
      <text:p text:style-name="P1">Scootaloo? Na zachodzie bez zmian. Dalej loffcia Rainbow, jeździ na skuterku i nie lata. Ma też ciekawą sytuację rodzinną, bo serial nic nie mówi, a według jakiejś książeczki od Hasbro wychowują ją dwie ciocie (prawdopodobnie lesbijki), ponieważ jej rodzice często wyjeżdżają i nie ma ich w domu. Jaka szkoda, że MLP: FiM nic o tym nie mówi, w końcu fanboystwo jest ważniejsze!</text:p>
      <text:p text:style-name="P1">Lekcje u Twilight? Wątek ucięty. Diamond Tiara i Silver Spoon? To samo. Naprawdę, odnoszę wrażenie, że twórcy tak naprawdę nigdy nie mieli pomysłu na prowadzenie tych postaci. Bo dało się to zrobić dobrze. No ale wtedy również bobasy Cake musiałyby przestać być niemowlakami.</text:p>
      <text:p text:style-name="P2"><text:bookmark text:name="_sfgm1027sq72"/>Podsumowanie</text:p>
      <text:p text:style-name="P1">Trzy irytujące bohaterki, występujące głównie w nudnych odcinkach, robiące w kółko to samo, nie potrafiące uczyć się na błędach. Dorosłemu widzowi ciężko się z nimi w jakiś sposób utożsamić, ponieważ ich przygody i problemy są abstrakcyjne. Mamy więc postaci kiepsko napisane pod niemal każdym względem i wsadzone chyba tylko dlatego, żeby były jakieś dzieci na pierwszym planie.</text:p>
      <text:p text:style-name="P1"/>
      <text:p text:style-name="P1">Obrazki:</text:p>
      <text:p text:style-name="P1"><text:a xlink:type="simple" xlink:href="https://inuhoshi-to-darkpen.deviantart.com/art/MLP-YL-Oh-Oh-749783067" text:style-name="Internet_20_link" text:visited-style-name="Visited_20_Internet_20_Link"><text:span text:style-name="T1">https://inuhoshi-to-darkpen.deviantart.com/art/MLP-YL-Oh-Oh-749783067</text:span></text:a></text:p>
      <text:p text:style-name="P1"><text:a xlink:type="simple" xlink:href="https://discordthege.deviantart.com/art/Become-pony-750230186" text:style-name="Internet_20_link" text:visited-style-name="Visited_20_Internet_20_Link"><text:span text:style-name="T1">https://discordthege.deviantart.com/art/Become-pony-750230186</text:span></text:a></text:p>
      <text:p text:style-name="P1"><text:soft-page-break/><text:a xlink:type="simple" xlink:href="https://thediscorded.deviantart.com/art/CMC-Forever-748050771" text:style-name="Internet_20_link" text:visited-style-name="Visited_20_Internet_20_Link"><text:span text:style-name="T1">https://thediscorded.deviantart.com/art/CMC-Forever-748050771</text:span></text:a></text:p>
      <text:p text:style-name="P1"><text:a xlink:type="simple" xlink:href="https://uotapo.deviantart.com/art/Cozy-747980613" text:style-name="Internet_20_link" text:visited-style-name="Visited_20_Internet_20_Link"><text:span text:style-name="T1">https://uotapo.deviantart.com/art/Cozy-747980613</text:span></text:a></text:p>
      <text:p text:style-name="P1"><text:a xlink:type="simple" xlink:href="https://thediscorded.deviantart.com/art/Sleeping-Bloom-745419767" text:style-name="Internet_20_link" text:visited-style-name="Visited_20_Internet_20_Link"><text:span text:style-name="T1">https://thediscorded.deviantart.com/art/Sleeping-Bloom-745419767</text:span></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pl"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margin-top="0in" fo:margin-bottom="0in" loext:contextual-spacing="true" fo:line-height="115%" fo:hyphenation-ladder-count="no-limit" style:text-autospace="ideograph-alpha" style:punctuation-wrap="hanging" style:line-break="strict" style:tab-stop-distance="0.5in" style:writing-mode="page"/>
      <style:text-properties style:use-window-font-color="true" style:font-name="Arial" fo:font-size="11pt" fo:language="pl"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27" meta:word-count="988" meta:character-count="6312" meta:non-whitespace-character-count="5349"/>
    <meta:generator>LibreOfficeDev/5.1.0.3$Linux_X86_64 LibreOffice_project/</meta:generator>
  </office:meta>
</office:document-meta>
</file>